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officeooo:paragraph-rsid="00199084" style:font-size-asian="6pt" style:font-size-complex="6p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99084" style:font-size-asian="6pt" style:font-size-complex="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a464" style:font-size-asian="6pt" style:font-size-complex="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b7adc" style:font-size-asian="6pt" style:font-size-complex="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0e69b" style:font-size-asian="6pt" style:font-size-complex="6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291e2" style:font-size-asian="6pt" style:font-size-complex="6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368e2" style:font-size-asian="6pt" style:font-size-complex="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6pt" officeooo:paragraph-rsid="00203cf6" style:font-size-asian="6pt" style:font-size-complex="6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12cm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style:font-size-asian="6pt" style:font-size-complex="6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99084" style:font-size-asian="6pt" style:font-size-complex="6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333333" style:font-name="Monospace" fo:font-size="6pt" officeooo:paragraph-rsid="001aa464" style:font-size-asian="6pt" style:font-size-complex="6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style:font-name="Monospace" fo:font-size="6pt" style:font-size-asian="6pt" style:font-size-complex="6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aa464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99084" style:font-size-asian="6pt" style:font-size-complex="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1b7adc" style:font-size-asian="6pt" style:font-size-complex="6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a464" officeooo:paragraph-rsid="001aa464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258cm"/>
        </style:tab-stops>
      </style:paragraph-properties>
      <style:text-properties fo:font-size="8pt" officeooo:rsid="00203cf6" officeooo:paragraph-rsid="00203cf6" style:font-size-asian="8pt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20e69b" officeooo:paragraph-rsid="0020e69b" style:font-size-asian="8pt" style:font-size-complex="8pt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paragraph-rsid="001a9a99" style:font-size-asian="8pt" style:font-size-complex="8pt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a9a99" officeooo:paragraph-rsid="001a9a99" style:font-size-asian="8pt" style:font-size-complex="8pt"/>
    </style:style>
    <style:style style:name="P26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8pt" officeooo:rsid="001b7adc" officeooo:paragraph-rsid="001b7adc" style:font-size-asian="8pt" style:font-size-complex="8pt"/>
    </style:style>
    <style:style style:name="P2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28" style:family="paragraph" style:parent-style-name="Preformatted_20_Text">
      <style:text-properties officeooo:rsid="00199084" officeooo:paragraph-rsid="00199084"/>
    </style:style>
    <style:style style:name="P29" style:family="paragraph" style:parent-style-name="Preformatted_20_Text">
      <style:text-properties fo:font-size="6pt" officeooo:rsid="00199084" officeooo:paragraph-rsid="00199084" style:font-size-asian="6pt" style:font-size-complex="6pt"/>
    </style:style>
    <style:style style:name="P30" style:family="paragraph" style:parent-style-name="Standard">
      <style:paragraph-properties fo:margin-left="1.27cm" fo:margin-right="0.199cm" fo:text-align="start" style:justify-single-word="false" fo:text-indent="0cm" style:auto-text-indent="false"/>
      <style:text-properties style:font-name="Times New Roman1" fo:font-size="8pt" fo:font-style="normal" fo:font-weight="normal" officeooo:rsid="001a9a99" officeooo:paragraph-rsid="002368e2" style:font-size-asian="8pt" style:font-style-asian="normal" style:font-weight-asian="normal"/>
    </style:style>
    <style:style style:name="P31" style:family="paragraph" style:parent-style-name="Standard">
      <style:paragraph-properties fo:margin-left="1.27cm" fo:margin-right="0.199cm" fo:text-align="start" style:justify-single-word="false" fo:text-indent="0cm" style:auto-text-indent="false"/>
      <style:text-properties style:font-name="Times New Roman1" fo:font-size="8pt" fo:font-style="normal" fo:font-weight="normal" officeooo:rsid="002368e2" officeooo:paragraph-rsid="002368e2" style:font-size-asian="8pt" style:font-style-asian="normal" style:font-weight-asian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1a9a99" style:font-size-asian="6pt" style:font-size-complex="6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font-size="6pt" officeooo:paragraph-rsid="0023e5b2" style:font-size-asian="6pt" style:font-size-complex="6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style:font-size-asian="6pt" style:font-size-complex="6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96cm"/>
        </style:tab-stops>
      </style:paragraph-properties>
      <style:text-properties fo:color="#008080" style:font-name="Monospace" fo:font-size="6pt" officeooo:paragraph-rsid="0023e5b2" style:font-size-asian="6pt" style:font-size-complex="6pt"/>
    </style:style>
    <style:style style:name="P36" style:family="paragraph" style:parent-style-name="Preformatted_20_Text" style:master-page-name="Standard">
      <style:paragraph-properties style:page-number="auto"/>
      <style:text-properties officeooo:rsid="00199084" officeooo:paragraph-rsid="00199084"/>
    </style:style>
    <style:style style:name="T1" style:family="text">
      <style:text-properties fo:color="#008080"/>
    </style:style>
    <style:style style:name="T2" style:family="text">
      <style:text-properties fo:color="#008080" style:font-name="Monospace"/>
    </style:style>
    <style:style style:name="T3" style:family="text">
      <style:text-properties fo:color="#008080" style:font-name="Monospace" officeooo:rsid="00199084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6pt" style:font-size-asian="6pt" style:font-size-complex="6pt"/>
    </style:style>
    <style:style style:name="T6" style:family="text">
      <style:text-properties style:font-name="Monospace" fo:font-size="6pt" officeooo:rsid="001e9ad5" style:font-size-asian="6pt" style:font-size-complex="6pt"/>
    </style:style>
    <style:style style:name="T7" style:family="text">
      <style:text-properties fo:color="#3f7f7f" style:font-name="Monospace"/>
    </style:style>
    <style:style style:name="T8" style:family="text">
      <style:text-properties fo:color="#3f7f7f" style:font-name="Monospace" officeooo:rsid="0023e5b2"/>
    </style:style>
    <style:style style:name="T9" style:family="text">
      <style:text-properties fo:color="#7f007f" style:font-name="Monospace"/>
    </style:style>
    <style:style style:name="T10" style:family="text">
      <style:text-properties fo:color="#7f007f" style:font-name="Monospace" fo:font-style="italic" officeooo:rsid="002368e2" style:font-style-asian="italic"/>
    </style:style>
    <style:style style:name="T11" style:family="text">
      <style:text-properties fo:color="#7f007f" style:font-name="Monospace" officeooo:rsid="002368e2"/>
    </style:style>
    <style:style style:name="T12" style:family="text">
      <style:text-properties fo:color="#333333" style:font-name="Monospace"/>
    </style:style>
    <style:style style:name="T13" style:family="text">
      <style:text-properties fo:color="#333333" style:font-name="Monospace" fo:font-style="italic" style:font-style-asian="italic"/>
    </style:style>
    <style:style style:name="T14" style:family="text">
      <style:text-properties fo:color="#2a00ff" style:font-name="Monospace" fo:font-style="italic" style:font-style-asian="italic"/>
    </style:style>
    <style:style style:name="T15" style:family="text">
      <style:text-properties fo:color="#2a00ff" style:font-name="Monospace" fo:font-style="italic" officeooo:rsid="00199084" style:font-style-asian="italic"/>
    </style:style>
    <style:style style:name="T16" style:family="text">
      <style:text-properties fo:color="#2a00ff" style:font-name="Monospace" fo:font-style="italic" officeooo:rsid="001b7adc" style:font-style-asian="italic"/>
    </style:style>
    <style:style style:name="T17" style:family="text">
      <style:text-properties fo:color="#2a00ff" style:font-name="Monospace" fo:font-style="italic" officeooo:rsid="001d8a80" style:font-style-asian="italic"/>
    </style:style>
    <style:style style:name="T18" style:family="text">
      <style:text-properties fo:color="#2a00ff" style:font-name="Monospace" fo:font-style="italic" officeooo:rsid="0023e5b2" style:font-style-asian="italic"/>
    </style:style>
    <style:style style:name="T19" style:family="text">
      <style:text-properties fo:color="#808080" style:font-name="Monospace"/>
    </style:style>
    <style:style style:name="T20" style:family="text">
      <style:text-properties fo:color="#3f7f5f" style:font-name="Monospace"/>
    </style:style>
    <style:style style:name="T21" style:family="text">
      <style:text-properties fo:font-size="8pt" officeooo:rsid="001a9a99" style:font-size-asian="8pt" style:font-size-complex="8pt"/>
    </style:style>
    <style:style style:name="T22" style:family="text">
      <style:text-properties fo:font-size="8pt" officeooo:rsid="001aa464" style:font-size-asian="8pt" style:font-size-complex="8pt"/>
    </style:style>
    <style:style style:name="T23" style:family="text">
      <style:text-properties fo:font-size="8pt" officeooo:rsid="001b7adc" style:font-size-asian="8pt" style:font-size-complex="8pt"/>
    </style:style>
    <style:style style:name="T24" style:family="text">
      <style:text-properties fo:font-size="8pt" officeooo:rsid="001d8a80" style:font-size-asian="8pt" style:font-size-complex="8pt"/>
    </style:style>
    <style:style style:name="T25" style:family="text">
      <style:text-properties fo:font-size="8pt" officeooo:rsid="00203cf6" style:font-size-asian="8pt" style:font-size-complex="8pt"/>
    </style:style>
    <style:style style:name="T26" style:family="text">
      <style:text-properties fo:font-size="8pt" officeooo:rsid="0020e69b" style:font-size-asian="8pt" style:font-size-complex="8pt"/>
    </style:style>
    <style:style style:name="T27" style:family="text">
      <style:text-properties fo:font-size="8pt" officeooo:rsid="002291e2" style:font-size-asian="8pt" style:font-size-complex="8pt"/>
    </style:style>
    <style:style style:name="T28" style:family="text">
      <style:text-properties fo:font-size="8pt" officeooo:rsid="0023e5b2" style:font-size-asian="8pt" style:font-size-complex="8pt"/>
    </style:style>
    <style:style style:name="T29" style:family="text">
      <style:text-properties fo:font-size="8pt" fo:font-weight="bold" officeooo:rsid="0020e69b" style:font-size-asian="8pt" style:font-weight-asian="bold" style:font-size-complex="8pt" style:font-weight-complex="bold"/>
    </style:style>
    <style:style style:name="T30" style:family="text">
      <style:text-properties fo:font-size="8pt" fo:font-weight="bold" officeooo:rsid="002291e2" style:font-size-asian="8pt" style:font-weight-asian="bold" style:font-size-complex="8pt" style:font-weight-complex="bold"/>
    </style:style>
    <style:style style:name="T31" style:family="text">
      <style:text-properties fo:font-size="8pt" fo:font-style="italic" officeooo:rsid="0020e69b" style:font-size-asian="8pt" style:font-style-asian="italic" style:font-size-complex="8pt" style:font-style-complex="italic"/>
    </style:style>
    <style:style style:name="T32" style:family="text">
      <style:text-properties fo:font-size="8pt" fo:font-style="italic" officeooo:rsid="002291e2" style:font-size-asian="8pt" style:font-style-asian="italic" style:font-size-complex="8pt" style:font-style-complex="italic"/>
    </style:style>
    <style:style style:name="T33" style:family="text">
      <style:text-properties fo:font-size="8pt" fo:font-style="normal" officeooo:rsid="002291e2" style:font-size-asian="8pt" style:font-style-asian="normal" style:font-size-complex="8pt" style:font-style-complex="normal"/>
    </style:style>
    <style:style style:name="T34" style:family="text">
      <style:text-properties officeooo:rsid="001a9a99"/>
    </style:style>
    <style:style style:name="T35" style:family="text">
      <style:text-properties officeooo:rsid="001aa464"/>
    </style:style>
    <style:style style:name="T36" style:family="text">
      <style:text-properties officeooo:rsid="001d370f"/>
    </style:style>
    <style:style style:name="T37" style:family="text">
      <style:text-properties fo:color="#198a8a" style:font-name="Monospace" fo:font-size="6pt" officeooo:rsid="001e9ad5" style:font-size-asian="6pt" style:font-size-complex="6pt"/>
    </style:style>
    <style:style style:name="T38" style:family="text">
      <style:text-properties fo:color="#6b2394" style:font-name="Monospace" fo:font-size="6pt" officeooo:rsid="001e9ad5" style:font-size-asian="6pt" style:font-size-complex="6pt"/>
    </style:style>
    <style:style style:name="T39" style:family="text">
      <style:text-properties fo:color="#0000ff" style:font-name="Monospace" fo:font-size="6pt" officeooo:rsid="001e9ad5" style:font-size-asian="6pt" style:font-size-complex="6pt"/>
    </style:style>
    <style:style style:name="T40" style:family="text">
      <style:text-properties officeooo:rsid="001ead51"/>
    </style:style>
    <style:style style:name="T41" style:family="text">
      <style:text-properties officeooo:rsid="00236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Usage of Serge Configuration File:</text:p>
      <text:p text:style-name="P28"/>
      <text:p text:style-name="P1"><text:span text:style-name="T3">&lt;?</text:span><text:span text:style-name="T7">xml</text:span><text:span text:style-name="T4"> </text:span><text:span text:style-name="T9">version</text:span><text:span text:style-name="T12">=</text:span><text:span text:style-name="T14">"1.0"</text:span><text:span text:style-name="T4"> </text:span><text:span text:style-name="T9">encoding</text:span><text:span text:style-name="T12">=</text:span><text:span text:style-name="T14">"UTF-8"</text:span><text:span text:style-name="T2">?&gt;</text:span></text:p>
      <text:p text:style-name="P3"><text:span text:style-name="T2">&lt;!</text:span><text:span text:style-name="T7">DOCTYPE</text:span><text:span text:style-name="T4"> </text:span><text:span text:style-name="T2">Config</text:span><text:span text:style-name="T4"> </text:span><text:span text:style-name="T19">SYSTEM</text:span><text:span text:style-name="T4"> </text:span><text:span text:style-name="T20">"http://pi.informatik.uni-siegen.de/SiDiff/Editrulesgeneratorconfig.dtd"</text:span><text:span text:style-name="T4"> </text:span><text:span text:style-name="T2">&gt;</text:span></text:p>
      <text:p text:style-name="P3"><text:span text:style-name="T2">&lt;</text:span><text:span text:style-name="T7">Config</text:span><text:span text:style-name="T2">&gt;</text:span></text:p>
      <text:p text:style-name="P4"><text:span text:style-name="T12"><text:tab/></text:span><text:span text:style-name="T2">&lt;</text:span><text:span text:style-name="T7">GeneralSettings</text:span><text:span text:style-name="T2">&gt;</text:span></text:p>
      <text:p text:style-name="P4"><text:span text:style-name="T12"><text:tab/><text:tab/></text:span><text:span text:style-name="T2">&lt;</text:span><text:span text:style-name="T7">preventInconsistency</text:span><text:span text:style-name="T4"> </text:span><text:span text:style-name="T9">value</text:span><text:span text:style-name="T12">=</text:span><text:span text:style-name="T14">"true"</text:span><text:span text:style-name="T4"> </text:span><text:span text:style-name="T2">/&gt;</text:span></text:p>
      <text:p text:style-name="P17"/>
      <text:p text:style-name="P17"><text:tab/><text:tab/>/**</text:p>
      <text:p text:style-name="P25">False = hard cutoff classifiers</text:p>
      <text:p text:style-name="P25">Meaning:</text:p>
      <text:p text:style-name="P24"><text:span text:style-name="T34">No rules will be created for blacklisted classifiers and also no rules will be created for classifiers that are not on the white list. </text:span><text:span text:style-name="T36">In both cases such</text:span><text:span text:style-name="T34"> classifiers will also not be mentioned </text:span><text:span text:style-name="T36">in</text:span><text:span text:style-name="T34"> context of rules </text:span><text:span text:style-name="T36">of</text:span><text:span text:style-name="T34"> other classifiers. (TODO: re-check that, </text:span><text:span text:style-name="T36">not tested in a long time</text:span><text:span text:style-name="T34">)</text:span></text:p>
      <text:p text:style-name="P25"/>
      <text:p text:style-name="P25">True = soft cutoff classifiers</text:p>
      <text:p text:style-name="P25">Meaning:</text:p>
      <text:p text:style-name="P24"><text:span text:style-name="T34">Blacklisted classifiers will appear in rules of other </text:span><text:span text:style-name="T36">c</text:span><text:span text:style-name="T34">lassifiers, in case they are needed </text:span><text:span text:style-name="T36">(==if they are referenced)</text:span><text:span text:style-name="T34">. But the Blacklisted classifiers will not recieve own rules! </text:span><text:span text:style-name="T36">Further on,</text:span><text:span text:style-name="T34"> all not whitelisted and </text:span><text:span text:style-name="T36">n</text:span><text:span text:style-name="T34">ot blacklisted classifiers will be included in other </text:span><text:span text:style-name="T36">r</text:span><text:span text:style-name="T34">ules and will recieve own rules, in case their </text:span><text:span text:style-name="T36">i</text:span><text:span text:style-name="T34">nstances are mandatory (as are their rules, too).</text:span></text:p>
      <text:p text:style-name="P17"><text:tab/><text:tab/>**/</text:p>
      <text:p text:style-name="P17"/>
      <text:p text:style-name="P2"><text:span text:style-name="T5"><text:tab/></text:span><text:span text:style-name="T37">&lt;multiplicityPreconditions </text:span><text:span text:style-name="T38">integrated</text:span><text:span text:style-name="T6">=</text:span><text:span text:style-name="T39">"true"</text:span><text:span text:style-name="T6"> </text:span><text:span text:style-name="T38">separately</text:span><text:span text:style-name="T6">=</text:span><text:span text:style-name="T39">"true"</text:span><text:span text:style-name="T37"> /&gt;</text:span></text:p>
      <text:p text:style-name="P17"/>
      <text:p text:style-name="P27">/**</text:p>
      <text:p text:style-name="P25">If <text:span text:style-name="T40">integrated=</text:span>„true“, additional preconditions <text:span text:style-name="T40">for lowerbound and upperbound values of references generated into the executable operation</text:span>. These preconditions ensure, That lowerbound and upperbounds are not supassed upwards or downwards. <text:span text:style-name="T40">If seperately=“true“ then the same preconditions will be written into a separate, executeable file (An EMF Refactor „initialCheck“).</text:span></text:p>
      <text:p text:style-name="P27">**/</text:p>
      <text:p text:style-name="P17"/>
      <text:p text:style-name="P10"><text:span text:style-name="T12"><text:tab/><text:tab/></text:span><text:span text:style-name="T2">&lt;</text:span><text:span text:style-name="T7">reduceToSuperType</text:span><text:span text:style-name="T4"> </text:span><text:span text:style-name="T11">CREATE_DELETE</text:span><text:span text:style-name="T12">=</text:span><text:span text:style-name="T14">"true" </text:span><text:span text:style-name="T10">MOVE</text:span><text:span text:style-name="T13">=</text:span><text:span text:style-name="T14">"true" </text:span><text:span text:style-name="T9">SET_UNSET</text:span><text:span text:style-name="T12">=</text:span><text:span text:style-name="T14">"true"</text:span><text:span text:style-name="T4"> </text:span><text:span text:style-name="T9">ADD_REMOVE</text:span><text:span text:style-name="T12">=</text:span><text:span text:style-name="T14">"false"</text:span><text:span text:style-name="T4"> </text:span><text:span text:style-name="T9">CHANGE</text:span><text:span text:style-name="T12">=</text:span><text:span text:style-name="T14">"false"</text:span><text:span text:style-name="T4"> </text:span><text:span text:style-name="T2">/&gt;</text:span></text:p>
      <text:p text:style-name="P17"/>
      <text:p text:style-name="P17"><text:tab/><text:tab/>/**</text:p>
      <text:p text:style-name="P30">If OperationTypes recieve the value „true“, <text:span text:style-name="T41">edit rules will be generated only for the super types where possible. This can avoid an extensive amount of edit rules, since they are not generated for every sub type. </text:span></text:p>
      <text:p text:style-name="P30"><text:span text:style-name="T41">Example: SET_UNSET=“</text:span>true“, then there will be one SET_NamedElement_<text:span text:style-name="T41">visibility</text:span> rule but there will be no SET_State_<text:span text:style-name="T41">visibility</text:span>, Set_StateMachine_<text:span text:style-name="T41">visibility</text:span>, …. rules <text:span text:style-name="T41">(concerning the UML2 meta-model).</text:span></text:p>
      <text:p text:style-name="P31">Since the OperationTypes have different structures, a super type will not be used in every case (e.g. not as a &lt;&lt;create&gt;&gt; node).</text:p>
      <text:p text:style-name="P17"><text:tab/><text:tab/>**/</text:p>
      <text:p text:style-name="P17"/>
      <text:p text:style-name="P4"><text:span text:style-name="T12"><text:tab/><text:tab/></text:span><text:span text:style-name="T2">&lt;</text:span><text:span text:style-name="T7">disableVariants</text:span><text:span text:style-name="T4"> </text:span><text:span text:style-name="T9">value</text:span><text:span text:style-name="T12">=</text:span><text:span text:style-name="T14">"true"</text:span><text:span text:style-name="T4"> </text:span><text:span text:style-name="T2">/&gt;</text:span></text:p>
      <text:p text:style-name="P17"/>
      <text:p text:style-name="P17"><text:tab/><text:tab/>/**</text:p>
      <text:p text:style-name="P32"><text:span text:style-name="T34"><text:tab/><text:tab/></text:span><text:span text:style-name="T21">If </text:span><text:span text:style-name="T22">„true“ then there will be no replacing of &lt;&lt;create&gt;&gt; <text:s/>nodes along a containment edge, if the node has an abstract type or if the node is <text:tab/><text:tab/>supertype of others. This means, that no variants of the orignial derived edit operation will be generated. No abstract replacements and no <text:tab/><text:tab/>subtype replacements.</text:span></text:p>
      <text:p text:style-name="P35"><text:tab/><text:tab/>**/</text:p>
      <text:p text:style-name="P35"/>
      <text:p text:style-name="P33"><text:span text:style-name="T12"><text:tab/><text:tab/></text:span><text:span text:style-name="T2">&lt;</text:span><text:span text:style-name="T8">createAllAttributes</text:span><text:span text:style-name="T4"> </text:span><text:span text:style-name="T9">value</text:span><text:span text:style-name="T12">=</text:span><text:span text:style-name="T14">"</text:span><text:span text:style-name="T18">true</text:span><text:span text:style-name="T14">"</text:span><text:span text:style-name="T4"> </text:span><text:span text:style-name="T2">/&gt;</text:span></text:p>
      <text:p text:style-name="P35"><text:tab/><text:tab/></text:p>
      <text:p text:style-name="P35"><text:tab/><text:tab/>/**</text:p>
      <text:p text:style-name="P33"><text:span text:style-name="T35"><text:tab/></text:span><text:span text:style-name="T22"><text:tab/></text:span><text:span text:style-name="T28">If „true“ then a &lt;&lt;create&gt;&gt; node will recieve a &lt;&lt;create&gt;&gt; attribute for every EAttribute that is residing under the node type. If „false“ <text:tab/><text:tab/>then only those Eattributes will be included that are <text:s/>not 'derived', <text:s/>not 'unchangable' and not 'transient'.</text:span></text:p>
      <text:p text:style-name="P35"><text:tab/><text:tab/>**/</text:p>
      <text:p text:style-name="P17"/>
      <text:p text:style-name="P4"><text:span text:style-name="T12"><text:tab/><text:tab/></text:span><text:span text:style-name="T2">&lt;</text:span><text:span text:style-name="T7">modelUsesProfileMechanism</text:span><text:span text:style-name="T4"> </text:span><text:span text:style-name="T9">value</text:span><text:span text:style-name="T12">=</text:span><text:span text:style-name="T14">"false"</text:span><text:span text:style-name="T4"> </text:span><text:span text:style-name="T2">/&gt;</text:span></text:p>
      <text:p text:style-name="P17"/>
      <text:p text:style-name="P17"><text:tab/><text:tab/>/**</text:p>
      <text:p text:style-name="P6"><text:span text:style-name="T35"><text:tab/></text:span><text:span text:style-name="T22"><text:tab/>Set to „true“ if the metamodel is build up with the UML2 Profile-Mechanism, like SysML or MARTE.</text:span></text:p>
      <text:p text:style-name="P17"><text:tab/><text:tab/>**/</text:p>
      <text:p text:style-name="P4"><text:span text:style-name="T12"><text:tab/></text:span><text:span text:style-name="T2">&lt;/</text:span><text:span text:style-name="T7">GeneralSettings</text:span><text:span text:style-name="T2">&gt;</text:span></text:p>
      <text:p text:style-name="P16"/>
      <text:p text:style-name="P4"><text:span text:style-name="T12"><text:tab/></text:span><text:span text:style-name="T2">&lt;</text:span><text:span text:style-name="T7">MetaModelSettings</text:span><text:span text:style-name="T2">&gt;</text:span></text:p>
      <text:p text:style-name="P4"><text:span text:style-name="T12"><text:tab/><text:tab/></text:span><text:span text:style-name="T2">&lt;</text:span><text:span text:style-name="T7">MainModel</text:span><text:span text:style-name="T4"> </text:span><text:span text:style-name="T9">nsUri</text:span><text:span text:style-name="T12">=</text:span><text:span text:style-name="T14">"http://www.eclipse.org/uml2/4.0.0/UM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RequiredModel</text:span><text:span text:style-name="T4"> </text:span><text:span text:style-name="T9">nsUri</text:span><text:span text:style-name="T12">=</text:span><text:span text:style-name="T14">"http://www.eclipse.org/uml2/4.0.0/Types"</text:span><text:span text:style-name="T4"> </text:span><text:span text:style-name="T2">/&gt;</text:span></text:p>
      <text:p text:style-name="P5"><text:span text:style-name="T12"><text:tab/><text:tab/></text:span><text:span text:style-name="T2">&lt;</text:span><text:span text:style-name="T7">RequiredModel</text:span><text:span text:style-name="T4"> </text:span><text:span text:style-name="T9">nsUri</text:span><text:span text:style-name="T12">=</text:span><text:span text:style-name="T14">"http://www.eclipse.org/emf/2002/Ecore"</text:span><text:span text:style-name="T4"> </text:span><text:span text:style-name="T2">/&gt;</text:span></text:p>
      <text:p text:style-name="P14"><text:tab/></text:p>
      <text:p text:style-name="P15"><text:tab/><text:tab/><text:span text:style-name="T1">/**</text:span></text:p>
      <text:p text:style-name="P6"><text:span text:style-name="T35"><text:tab/></text:span><text:span text:style-name="T22"><text:tab/>All plugins, which contain necessary ecore-Metamodels should be activated in the RunConfiguration of SERGe.</text:span></text:p>
      <text:p text:style-name="P6"><text:span text:style-name="T22"><text:tab/><text:tab/>Since this can be multiple plugins, SERGe needs to know, which </text:span><text:span text:style-name="T24">m</text:span><text:span text:style-name="T22">eta model is the one, to generate the </text:span><text:span text:style-name="T24">e</text:span><text:span text:style-name="T22">dit rules for</text:span></text:p>
      <text:p text:style-name="P6"><text:span text:style-name="T22"><text:tab/><text:tab/>and which are the </text:span><text:span text:style-name="T24">m</text:span><text:span text:style-name="T22">eta models required by the main </text:span><text:span text:style-name="T24">m</text:span><text:span text:style-name="T22">eta model. </text:span><text:span text:style-name="T24">P</text:span><text:span text:style-name="T22">ut the namespace </text:span><text:span text:style-name="T24">URI</text:span><text:span text:style-name="T22">s of the ecore-files </text:span><text:span text:style-name="T24">into nsUri.</text:span></text:p>
      <text:p text:style-name="P18"><text:tab/><text:tab/>**/</text:p>
      <text:p text:style-name="P14"/>
      <text:p text:style-name="P4"><text:span text:style-name="T12"><text:tab/><text:tab/></text:span><text:span text:style-name="T2">&lt;</text:span><text:span text:style-name="T7">Constraints</text:span><text:span text:style-name="T2">&gt;</text:span></text:p>
      <text:p text:style-name="P5"><text:span text:style-name="T12"><text:tab/><text:tab/><text:tab/></text:span><text:span text:style-name="T2">&lt;</text:span><text:span text:style-name="T7">NameUniqueness</text:span><text:span text:style-name="T4"> </text:span><text:span text:style-name="T9">scope</text:span><text:span text:style-name="T12">=</text:span><text:span text:style-name="T14">"</text:span><text:span text:style-name="T16">global</text:span><text:span text:style-name="T14">"</text:span><text:span text:style-name="T4"> </text:span><text:span text:style-name="T9">eClass</text:span><text:span text:style-name="T12">=</text:span><text:span text:style-name="T14">"NamedElement"</text:span></text:p>
      <text:p text:style-name="P5"><text:span text:style-name="T14"><text:tab/><text:tab/><text:tab/><text:tab/> <text:s text:c="5"/></text:span><text:span text:style-name="T9">eAttributeName</text:span><text:span text:style-name="T12">=</text:span><text:span text:style-name="T14">"name"</text:span><text:span text:style-name="T4"> </text:span><text:span text:style-name="T9">eAttributeIsInherited</text:span><text:span text:style-name="T12">=</text:span><text:span text:style-name="T14">"false"</text:span></text:p>
      <text:p text:style-name="P5"><text:span text:style-name="T14"><text:tab/><text:tab/><text:tab/><text:tab/> <text:s text:c="5"/></text:span><text:span text:style-name="T9">overrideInheritedConstraintsIfAny</text:span><text:span text:style-name="T12">=</text:span><text:span text:style-name="T14">"false"</text:span><text:span text:style-name="T4"> </text:span><text:span text:style-name="T9">applyOnSubTypes</text:span><text:span text:style-name="T12">=</text:span><text:span text:style-name="T14">"true"</text:span><text:span text:style-name="T2">/&gt;</text:span></text:p>
      <text:p text:style-name="P5"><text:span text:style-name="T12"><text:tab/><text:tab/><text:tab/></text:span><text:span text:style-name="T2">&lt;</text:span><text:span text:style-name="T7">NameUniqueness</text:span><text:span text:style-name="T4"> </text:span><text:span text:style-name="T9">scope</text:span><text:span text:style-name="T12">=</text:span><text:span text:style-name="T14">"local"</text:span><text:span text:style-name="T4"> </text:span><text:span text:style-name="T9">eClass</text:span><text:span text:style-name="T12">=</text:span><text:span text:style-name="T14">"</text:span><text:span text:style-name="T17">Operation</text:span><text:span text:style-name="T14">"</text:span></text:p>
      <text:p text:style-name="P5"><text:span text:style-name="T14"><text:tab/><text:tab/><text:tab/><text:tab/> <text:s text:c="5"/></text:span><text:span text:style-name="T9">eAttributeName</text:span><text:span text:style-name="T12">=</text:span><text:span text:style-name="T14">"name"</text:span><text:span text:style-name="T4"> </text:span><text:span text:style-name="T9">eAttributeIsInherited</text:span><text:span text:style-name="T12">=</text:span><text:span text:style-name="T14">"true"</text:span></text:p>
      <text:p text:style-name="P5"><text:span text:style-name="T14"><text:tab/><text:tab/><text:tab/><text:tab/> <text:s text:c="4"/></text:span><text:span text:style-name="T4"><text:s/></text:span><text:span text:style-name="T9">overrideInheritedConstraintsIfAny</text:span><text:span text:style-name="T12">=</text:span><text:span text:style-name="T14">"true"</text:span><text:span text:style-name="T4"> </text:span><text:span text:style-name="T9">applyOnSubTypes</text:span><text:span text:style-name="T12">=</text:span><text:span text:style-name="T14">"true"</text:span><text:span text:style-name="T2">/&gt;</text:span></text:p>
      <text:p text:style-name="P5"><text:span text:style-name="T12"><text:tab/><text:tab/></text:span><text:span text:style-name="T2">&lt;/</text:span><text:span text:style-name="T7">Constraints</text:span><text:span text:style-name="T2">&gt;</text:span></text:p>
      <text:p text:style-name="P19"/>
      <text:p text:style-name="P18"><text:tab/><text:tab/>/**</text:p>
      <text:p text:style-name="P6"><text:span text:style-name="T35"><text:tab/></text:span><text:span text:style-name="T22"><text:tab/>Currently there are only two type</text:span><text:span text:style-name="T24">s</text:span><text:span text:style-name="T22"> of Constraints available: Global NameUniqueness (GNU) and Local NameUniqueness (LNU).</text:span></text:p>
      <text:p text:style-name="P6"><text:span text:style-name="T22"><text:tab/><text:tab/>The attribute scope defines which of those types shall be used for the Classifier in „eClass“ conce</text:span><text:span text:style-name="T24">r</text:span><text:span text:style-name="T22">ning the given „eAttributeName“.</text:span></text:p>
      <text:p text:style-name="P21"><text:tab/><text:tab/>Since the eAttributeName to identify a name can vary from meta model to meta model, it is necessary to enter it here.</text:p>
      <text:p text:style-name="P21"><text:tab/><text:tab/>Set eAttributeIsInherited to true, if the eAttribute lies not under the given eClass. Set overrideInheritedConstraintsIfAny to „true“,</text:p>
      <text:p text:style-name="P6"><text:span text:style-name="T22"><text:tab/><text:tab/>if this constraint has priority over inherited constraints: e.g. if </text:span><text:span text:style-name="T23">you want the name uniqueness constraint for an operation </text:span><text:span text:style-name="T24">to </text:span><text:span text:style-name="T23">be local instead <text:tab/><text:tab/></text:span><text:span text:style-name="T24">of </text:span><text:span text:style-name="T23">global </text:span><text:span text:style-name="T24">in case the global constaint is set for the</text:span><text:span text:style-name="T23"> supertype NamedElement . Set applyOnSubTypes to true, if this constraint shall be <text:tab/><text:tab/><text:tab/>valid for all sub types of the given eClass.</text:span></text:p>
      <text:p text:style-name="P18"><text:tab/><text:tab/>**/</text:p>
      <text:p text:style-name="P18"/>
      <text:p text:style-name="P18"/>
      <text:p text:style-name="P18"><text:soft-page-break/><text:span text:style-name="T12"><text:tab/><text:tab/></text:span><text:span text:style-name="T4">&lt;</text:span><text:span text:style-name="T7">MaskedClassifiers</text:span><text:span text:style-name="T4">&gt;</text:span></text:p>
      <text:p text:style-name="P3"><text:span text:style-name="T12"><text:tab/><text:tab/></text:span><text:span text:style-name="T2">&lt;</text:span><text:span text:style-name="T7">Mask</text:span><text:span text:style-name="T4"> </text:span><text:span text:style-name="T9">name</text:span><text:span text:style-name="T12">=</text:span><text:span text:style-name="T14">"InitialPseudostate"</text:span><text:span text:style-name="T4"> </text:span><text:span text:style-name="T9">eClass</text:span><text:span text:style-name="T12">=</text:span><text:span text:style-name="T14">"Pseudostate"</text:span><text:span text:style-name="T4"> </text:span><text:span text:style-name="T9">eAttribute</text:span><text:span text:style-name="T12">=</text:span><text:span text:style-name="T14">"kind"</text:span><text:span text:style-name="T4"> </text:span><text:span text:style-name="T9">eAttributeValue</text:span><text:span text:style-name="T12">=</text:span><text:span text:style-name="T14">"initial"</text:span><text:span text:style-name="T4"> </text:span><text:span text:style-name="T2">/&gt;</text:span><text:span text:style-name="T12"><text:tab/><text:tab/></text:span></text:p>
      <text:p text:style-name="P3"><text:span text:style-name="T12"><text:tab/></text:span><text:span text:style-name="T2">&lt;/</text:span><text:span text:style-name="T7">MaskedClassifiers</text:span><text:span text:style-name="T2">&gt;</text:span></text:p>
      <text:p text:style-name="P18"/>
      <text:p text:style-name="P18"><text:tab/><text:tab/>/**</text:p>
      <text:p text:style-name="P11"><text:span text:style-name="T22"><text:tab/></text:span><text:span text:style-name="T25">In some meta models an inner attribute can behold a type information for the containing classifier. For example in the UML there is the </text:span><text:span text:style-name="T25"><text:tab/>classifier Pseudostate, which has an attribute „kind“, referring to a „PseudostateKind“ enumeration. This enumeration contains literals like <text:tab/>„initial“, „fork“ and „choice“. The „kind“-Attributvalue of a Pseudostate can thereby declare the actual occurence of Pseudostate, i.e. it is </text:span><text:span text:style-name="T25"><text:tab/>a 'mask' for the original Pseudostate-type.</text:span></text:p>
      <text:p text:style-name="P22"><text:tab/>Within the „mask“-Tag one can define the mask name and the original Classifier (eClass) , which 'wears' the mask. Further on, one has to <text:tab/>configure, <text:tab/>which Eattribute (eAttribute) beholds the concealed type information and which occurence of EAttributeValue <text:tab/>(eAttributeValue) is meant with this mask.<text:tab/></text:p>
      <text:p text:style-name="P18"><text:tab/><text:tab/>**/</text:p>
      <text:p text:style-name="P4"><text:span text:style-name="T12"><text:tab/></text:span><text:span text:style-name="T2">&lt;/</text:span><text:span text:style-name="T7">MetaModelSettings</text:span><text:span text:style-name="T2">&gt;</text:span></text:p>
      <text:p text:style-name="P16"/>
      <text:p text:style-name="P4"><text:span text:style-name="T12"><text:tab/></text:span><text:span text:style-name="T2">&lt;</text:span><text:span text:style-name="T7">Transformations</text:span><text:span text:style-name="T2">&gt;</text:span></text:p>
      <text:p text:style-name="P3"><text:span text:style-name="T12"><text:tab/><text:tab/></text:span><text:span text:style-name="T2">&lt;</text:span><text:span text:style-name="T7">Creat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Delet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Moves</text:span><text:span text:style-name="T4"> </text:span><text:span text:style-name="T9">allow</text:span><text:span text:style-name="T12">=</text:span><text:span text:style-name="T14">"true"</text:span><text:span text:style-name="T4"> </text:span><text:span text:style-name="T9">allowReferenceSwitching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Set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Unset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Add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Removes</text:span><text:span text:style-name="T4"> </text:span><text:span text:style-name="T9">allow</text:span><text:span text:style-name="T12">=</text:span><text:span text:style-name="T14">"true"</text:span><text:span text:style-name="T4"> </text:span><text:span text:style-name="T2">/&gt;</text:span></text:p>
      <text:p text:style-name="P3"><text:span text:style-name="T12"><text:tab/><text:tab/></text:span><text:span text:style-name="T2">&lt;</text:span><text:span text:style-name="T7">Changes</text:span><text:span text:style-name="T4"> </text:span><text:span text:style-name="T9">allow</text:span><text:span text:style-name="T12">=</text:span><text:span text:style-name="T14">"true"</text:span><text:span text:style-name="T4"> </text:span><text:span text:style-name="T9">allowLiteralSwitching</text:span><text:span text:style-name="T12">=</text:span><text:span text:style-name="T14">"true"</text:span><text:span text:style-name="T2">/&gt;</text:span></text:p>
      <text:p text:style-name="P12"><text:span text:style-name="T12"><text:tab/></text:span><text:span text:style-name="T2">&lt;/</text:span><text:span text:style-name="T7">Transformations</text:span><text:span text:style-name="T2">&gt;</text:span></text:p>
      <text:p text:style-name="P17"/>
      <text:p text:style-name="P16"/>
      <text:p text:style-name="P20"><text:tab/>/**</text:p>
      <text:p text:style-name="P7"><text:span text:style-name="T35"><text:tab/></text:span><text:span text:style-name="T22"><text:tab/></text:span><text:span text:style-name="T23">This options can enable/disable generation of specific operation types. </text:span><text:span text:style-name="T26">Following additional options can be set:</text:span></text:p>
      <text:p text:style-name="P7"><text:span text:style-name="T26"><text:tab/><text:tab/>Moves:: allowReferenceSwitching=“true“: Moves between different E</text:span><text:span text:style-name="T27">R</text:span><text:span text:style-name="T26">eferences will also be generated </text:span><text:span text:style-name="T27">(move combinations)</text:span><text:span text:style-name="T26">.</text:span></text:p>
      <text:p text:style-name="P8"><text:span text:style-name="T26"><text:tab/><text:tab/><text:tab/>Example: „MOVE_Region_From_</text:span><text:span text:style-name="T29">State</text:span><text:span text:style-name="T26">(</text:span><text:span text:style-name="T31">region</text:span><text:span text:style-name="T26">)_To_</text:span><text:span text:style-name="T29">StateMachine</text:span><text:span text:style-name="T26">(</text:span><text:span text:style-name="T31">region</text:span><text:span text:style-name="T26">)“</text:span></text:p>
      <text:p text:style-name="P23"><text:tab/><text:tab/><text:tab/>(Hint: allthough the EReference names „region“ are equal , they are different EReferences lying under different classifiers)</text:p>
      <text:p text:style-name="P8"><text:span text:style-name="T26"><text:tab/><text:tab/></text:span><text:span text:style-name="T27">Change:: allowLiteralSwitching=“true“: Changes between different EEnumLiterals will be generated (change combinations).</text:span></text:p>
      <text:p text:style-name="P9"><text:span text:style-name="T27"><text:tab/><text:tab/><text:tab/>Example: „CHANGE_Transition_</text:span><text:span text:style-name="T32">Kind</text:span><text:span text:style-name="T27">_From_</text:span><text:span text:style-name="T30">External</text:span><text:span text:style-name="T27">_To_</text:span><text:span text:style-name="T30">Local</text:span><text:span text:style-name="T27">“. Where </text:span><text:span text:style-name="T32">Kind</text:span><text:span text:style-name="T33"> is an EAttribute conveying a value of an <text:tab/><text:tab/><text:tab/><text:tab/>EEnumLiteral-Type (here: external or local).</text:span></text:p>
      <text:p text:style-name="P20"><text:tab/>**/</text:p>
      <text:p text:style-name="P16"/>
      <text:p text:style-name="P4"><text:span text:style-name="T12"><text:tab/></text:span><text:span text:style-name="T2">&lt;</text:span><text:span text:style-name="T7">Root</text:span><text:span text:style-name="T4"> </text:span><text:span text:style-name="T9">name</text:span><text:span text:style-name="T12">=</text:span><text:span text:style-name="T14">"Model"</text:span><text:span text:style-name="T4"> </text:span><text:span text:style-name="T9">nested</text:span><text:span text:style-name="T12">=</text:span><text:span text:style-name="T14">"false"</text:span><text:span text:style-name="T4"> </text:span><text:span text:style-name="T2">/&gt;</text:span></text:p>
      <text:p text:style-name="P17"/>
      <text:p text:style-name="P20"><text:tab/>/**</text:p>
      <text:p text:style-name="P7"><text:span text:style-name="T35"><text:tab/></text:span><text:span text:style-name="T22"><text:tab/></text:span><text:span text:style-name="T23">Define the preferred root element type. In case a generation only for StateMachines of the UML2 are preferred, type in „StateMachine“ <text:tab/><text:tab/>here. <text:s/>Set nested to true, in case the root element type can appear somewhere top-down again. E.g. A StateMachine can have a Region, in <text:tab/><text:tab/>which a StateMachine can be created as (Sub-)StateMachine and so on.</text:span></text:p>
      <text:p text:style-name="P20"><text:tab/>**/</text:p>
      <text:p text:style-name="P16"/>
      <text:p text:style-name="P4"><text:span text:style-name="T12"><text:tab/></text:span><text:span text:style-name="T2">&lt;</text:span><text:span text:style-name="T7">WhiteList</text:span><text:span text:style-name="T2">&gt;</text:span></text:p>
      <text:p text:style-name="P16"/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Class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ackage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Mode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Oper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roperty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Interface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Associ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Generaliz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Enumeration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EnumerationLiteral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Parameter"</text:span><text:span text:style-name="T4"> </text:span><text:span text:style-name="T2">/&gt;</text:span></text:p>
      <text:p text:style-name="P4"><text:span text:style-name="T12"><text:tab/><text:tab/></text:span><text:span text:style-name="T2">&lt;</text:span><text:span text:style-name="T7">EClass</text:span><text:span text:style-name="T4"> </text:span><text:span text:style-name="T9">name</text:span><text:span text:style-name="T12">=</text:span><text:span text:style-name="T14">"Dependency"</text:span><text:span text:style-name="T4"> </text:span><text:span text:style-name="T2">/&gt;</text:span></text:p>
      <text:p text:style-name="P13"><text:tab/><text:tab/></text:p>
      <text:p text:style-name="P4"><text:span text:style-name="T12"><text:tab/></text:span><text:span text:style-name="T2">&lt;/</text:span><text:span text:style-name="T7">WhiteList</text:span><text:span text:style-name="T2">&gt;</text:span></text:p>
      <text:p text:style-name="P17"/>
      <text:p text:style-name="P20"><text:tab/>/**</text:p>
      <text:p text:style-name="P7"><text:span text:style-name="T35"><text:tab/></text:span><text:span text:style-name="T22"><text:tab/></text:span><text:span text:style-name="T23">The whitelist has 2 options:</text:span></text:p>
      <text:p text:style-name="P26">1. Place no Eclass-Tags here, if you want all classifiers of the metamodel to recieve rules (except the blacklisted and not required ones)</text:p>
      <text:p text:style-name="P26">2. Place only those Eclass-Names of those corresponding classifiers here that shall recieve rules.</text:p>
      <text:p text:style-name="P26">The option preventInconsistency has also some effects, as mentioned above.</text:p>
      <text:p text:style-name="P20"><text:tab/>**/</text:p>
      <text:p text:style-name="P17"/>
      <text:p text:style-name="P4"><text:span text:style-name="T12"><text:tab/></text:span><text:span text:style-name="T2">&lt;</text:span><text:span text:style-name="T7">BlackList</text:span><text:span text:style-name="T2">&gt;</text:span></text:p>
      <text:p text:style-name="P13"><text:s text:c="2"/></text:p>
      <text:p text:style-name="P5"><text:span text:style-name="T12"><text:tab/><text:tab/></text:span><text:span text:style-name="T2">&lt;</text:span><text:span text:style-name="T7">EClass</text:span><text:span text:style-name="T12"> </text:span><text:span text:style-name="T9">name</text:span><text:span text:style-name="T12">=</text:span><text:span text:style-name="T14">"</text:span><text:span text:style-name="T15">Expression</text:span><text:span text:style-name="T14">"</text:span><text:span text:style-name="T12"> </text:span><text:span text:style-name="T2">/&gt;</text:span></text:p>
      <text:p text:style-name="P4"><text:span text:style-name="T12"><text:s text:c="2"/><text:tab/></text:span><text:span text:style-name="T2">&lt;/</text:span><text:span text:style-name="T7">BlackList</text:span><text:span text:style-name="T2">&gt;</text:span></text:p>
      <text:p text:style-name="P17"/>
      <text:p text:style-name="P20"><text:tab/>/**</text:p>
      <text:p text:style-name="P7"><text:span text:style-name="T35"><text:tab/></text:span><text:span text:style-name="T22"><text:tab/></text:span><text:span text:style-name="T23">Place all Eclass-Names of the corresponding classifiers here, that shall not recieve any edit operation.</text:span></text:p>
      <text:p text:style-name="P26">The option preventInconsistency has also some effects, as mentioned above.</text:p>
      <text:p text:style-name="P20"><text:tab/>**/</text:p>
      <text:p text:style-name="P17"/>
      <text:p text:style-name="P3"><text:span text:style-name="T2">&lt;/</text:span><text:span text:style-name="T7">Config</text:span><text:span text:style-name="T2">&gt;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13:43:26</dc:date>
    <dc:creator>Michaela Rindt</dc:creator>
    <meta:generator>LibreOffice/4.0.2.2$Linux_X86_64 LibreOffice_project/400m0$Build-2</meta:generator>
    <meta:editing-duration>PT29M18S</meta:editing-duration>
    <meta:editing-cycles>11</meta:editing-cycles>
    <meta:document-statistic meta:table-count="0" meta:image-count="0" meta:object-count="0" meta:page-count="2" meta:paragraph-count="123" meta:word-count="1034" meta:character-count="8061" meta:non-whitespace-character-count="6894"/>
  </office:meta>
</office:document-meta>
</file>